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10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16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8pt" style:text-underline-style="none" fo:font-weight="normal" style:font-size-asian="28pt" style:font-weight-asian="normal" style:font-size-complex="2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text-underline-style="none" style:font-size-asian="24pt" style:font-size-complex="24pt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INFORMATIQUE</text:p>
      <text:p text:style-name="P1"/>
      <text:p text:style-name="P1"/>
      <text:p text:style-name="P8">Sommaire<text:span text:style-name="T1">:</text:span></text:p>
      <text:p text:style-name="P17"/>
      <text:p text:style-name="P8"><text:span text:style-name="T1">I-</text:span><text:span text:style-name="T6">Fonctionnement générale du programme</text:span></text:p>
      <text:p text:style-name="P18"/>
      <text:p text:style-name="P8"><text:span text:style-name="T1">II-</text:span><text:span text:style-name="T6">Choix de programmation</text:span></text:p>
      <text:p text:style-name="P18"/>
      <text:p text:style-name="P8"><text:span text:style-name="T1">III-</text:span><text:span text:style-name="T6">Résultats de la partie 3</text:span></text:p>
      <text:p text:style-name="P1"/>
      <text:p text:style-name="P1"/>
      <text:p text:style-name="P19"><text:span text:style-name="T1">I-</text:span>Description et fonctionnement général du programme:</text:p>
      <text:p text:style-name="P2"/>
      <text:p text:style-name="P4">Le programme permet de lancer une interface générée par le biais de la bibliothèque &lt;ncurses&gt; et exécute le <text:span text:style-name="T2">Jeu de la vie</text:span> (Automate cellulaire établie par Conway: <text:span text:style-name="T2">Game Of Life</text:span>) suivant les spécifications demandées au préalable à l'utilisateur.</text:p>
      <text:p text:style-name="P4"/>
      <text:p text:style-name="P3">Description du programme étape par étape:</text:p>
      <text:p text:style-name="P3"/>
      <text:p text:style-name="P4">A l'exécution du programme, un message de bienvenue est affiché ainsi qu' un message d'information destiné à l'utilisateur indiquant qu'il pourra relancer le <text:span text:style-name="T2">Jeu de la vie</text:span> <text:s/>à tout moment en appuyant sur la touche ' r ' (comme <text:span text:style-name="T2">restart) </text:span><text:span text:style-name="T4">et quitter le </text:span><text:span text:style-name="T2">Jeu de la vie </text:span><text:span text:style-name="T4">en appuyant sur la touche ' q ' (comme </text:span><text:span text:style-name="T2">quit).</text:span><text:span text:style-name="T4">Ces options sont utilisables quelque soit les options choisis par l'utilisateur.</text:span></text:p>
      <text:p text:style-name="P7"><text:soft-page-break/><text:s/></text:p>
      <text:p text:style-name="P7"/>
      <text:p text:style-name="P5">Puis le programme demande à l'utilisateur de choisir si il veut lancer le <text:span text:style-name="T2">Jeu de la vie</text:span> en mode normal, avec la variante Days and Nigth ou s'il souhaite visualiser des structures classiques en mode normale.</text:p>
      <text:p text:style-name="P5">Pour ce faire, l'utilisateur doit saisir un chiffre qui est associé au mode de jeu (0=Normal ; 1=Days and Nigth ; 2=structures classiques). Si l'utilisateur saisi un chiffre invalide (comme 5 ou 12 par exemple) alors le programme repose la question à l'utilisateur jusqu'à ce qu'il saisisse un chiffre valide.</text:p>
      <text:p text:style-name="P5"/>
      <text:p text:style-name="P5"/>
      <text:p text:style-name="P6"/>
      <text:p text:style-name="P6"/>
      <text:p text:style-name="P6">Si l'utilisateur souhaite lancer le jeu en mode normale ou Days and Nigth:</text:p>
      <text:p text:style-name="P6"/>
      <text:p text:style-name="P5">Le programme demande à l'utilisateur de choisir si il veut lancer le <text:s/><text:span text:style-name="T2">Jeu de la vie</text:span> en <text:span text:style-name="T2">mode pas à pas</text:span> ou en <text:span text:style-name="T2">mode continu.</text:span></text:p>
      <text:p text:style-name="P5">Pour ce faire, l'utilisateur doit saisir un chiffre qui est associé au mode de jeu (0=mode pas à pas ; 1=mode continu). Si l'utilisateur saisi un chiffre invalide (comme 5 ou 12 par exemple) alors le programme repose la question à l'utilisateur jusqu'à ce qu'il saisisse un chiffre valide.</text:p>
      <text:p text:style-name="P5"/>
      <text:p text:style-name="P5">Puis le programme demande à l'utilisateur de choisir si il veut personnaliser son <text:span text:style-name="T2">Jeu de la vie.</text:span></text:p>
      <text:p text:style-name="P5">Pour ce faire, l'utilisateur doit saisir un chiffre qui est associé à la réponse voulue (0=non-&gt; je souhaite prendre des valeurs par défaut ; 1=oui-&gt; je veux personnaliser mon jeu). Si l'utilisateur saisi un chiffre invalide (comme 5 ou 12 par exemple) alors le programme repose la question à l'utilisateur jusqu'à ce qu'il saisisse un chiffre valide.</text:p>
      <text:p text:style-name="P5"/>
      <text:p text:style-name="P5"><text:soft-page-break/>-Si l'utilisateur a choisit de ne pas personnaliser son <text:span text:style-name="T2">Jeu de la vie</text:span>: alors le programme lance le <text:span text:style-name="T2">Jeu de la vie </text:span>avec une couleur des cellules prise par défaut, ainsi qu'un temps d'animation pris par défaut dans le cas où l'utilisateur aurait choisit le mode continu.</text:p>
      <text:p text:style-name="P5">Bien entendu, il lance le <text:span text:style-name="T2">Jeu de la vie</text:span> dans les modes choisis par l'utilisateur précédemment.</text:p>
      <text:p text:style-name="P5"/>
      <text:p text:style-name="P5">-Si l'utilisateur a choisit de personnaliser son <text:span text:style-name="T2">Jeu de la vie </text:span>et qu'il avait choisit auparavant le <text:span text:style-name="T2">mode pas à pas</text:span>: </text:p>
      <text:p text:style-name="P5">alors le programme demande à l'utilisateur de choisir la couleur des cellules.</text:p>
      <text:p text:style-name="P5">Pour ce faire, l'utilisateur doit saisir un chiffre qui est associé à une couleur des cellules. Si l'utilisateur saisi un chiffre invalide (comme 12 ou 54 par exemple) alors le programme repose la question à l'utilisateur jusqu'à ce qu'il saisisse un chiffre valide.</text:p>
      <text:p text:style-name="P5">Puis il lance le <text:span text:style-name="T2">Jeu de la vie</text:span> dans les modes précédemment choisis par l'utilisateur <text:s/>et avec la couleur des cellules choisie, pour le tableau du haut (tableau courant que l'on appellera <text:span text:style-name="T2">damier 1</text:span> par opposition au damier des évolutions que l'on appellera <text:span text:style-name="T2">damier 2</text:span>).</text:p>
      <text:p text:style-name="P7"/>
      <text:p text:style-name="P7"/>
      <text:p text:style-name="P5">-Si l'utilisateur a choisit de personnaliser son <text:span text:style-name="T2">Jeu de la vie </text:span>et qu'il avait choisit auparavant le <text:span text:style-name="T2">mode continu</text:span>: </text:p>
      <text:p text:style-name="P5">alors le programme demande à l'utilisateur de choisir le temps d'animation (on propose une valeur de 500 à l'utilisateur et on l'informe qu'une valeur plus grande ralentira le jeu et qu'à l'inverse, une valeur plus faible accélérera le jeu). Puis le programme demande à l'utilisateur de choisir la couleur des cellules.</text:p>
      <text:p text:style-name="P5">Pour ce faire, l'utilisateur doit saisir un chiffre qui est associé à une couleur des cellules. Si l'utilisateur saisi un chiffre invalide (comme 12 ou 54 par exemple) alors le programme repose la question à l'utilisateur jusqu'à ce qu'il saisisse un chiffre valide.</text:p>
      <text:p text:style-name="P5">Puis il lance le <text:span text:style-name="T2">Jeu de la vie</text:span> dans les modes précédemment choisis par l'utilisateur <text:s/>avec un temps d'animation et une couleur des <text:soft-page-break/>cellules choisie par l'utilisateur lors de la personnalisation de son jeu<text:span text:style-name="T2">.</text:span></text:p>
      <text:p text:style-name="P7"/>
      <text:p text:style-name="P7"/>
      <text:p text:style-name="P6"><text:span text:style-name="T2">Rappel important:</text:span><text:span text:style-name="T1"> </text:span></text:p>
      <text:p text:style-name="P6"><text:span text:style-name="T1">L'utilisateur peut relancer le </text:span><text:span text:style-name="T3">Jeu de la vie</text:span><text:span text:style-name="T1"> <text:s/>à tout moment en appuyant sur la touche ' r ' (comme </text:span><text:span text:style-name="T3">restart) </text:span><text:span text:style-name="T1">et quitter le </text:span><text:span text:style-name="T3">Jeu de la vie </text:span><text:span text:style-name="T1">en appuyant sur la touche ' q ' (comme </text:span><text:span text:style-name="T3">quit).</text:span><text:span text:style-name="T1">Ces options sont utilisables quelque soit les options choisis par l'utilisateur.</text:span></text:p>
      <text:p text:style-name="P5"/>
      <text:p text:style-name="P5"/>
      <text:p text:style-name="P5"/>
      <text:p text:style-name="P5"/>
      <text:p text:style-name="P5"/>
      <text:p text:style-name="P5"/>
      <text:p text:style-name="P6">Si l'utilisateur souhaite visualiser des structures classiques:</text:p>
      <text:p text:style-name="P7"/>
      <text:p text:style-name="P5">Le programme demande à l'utilisateur de choisir quel type de structures il souhaite visualiser: Pour ce faire, l'utilisateur doit saisir un chiffre qui est associé au type de structures qu'il souhaite visualiser (0=structures stables ; 1=structures périodiques ; 2=vaissaux). Si l'utilisateur saisi un chiffre invalide (comme 5 ou 12 par exemple) alors le programme repose la question à l'utilisateur jusqu'à ce qu'il saisisse un chiffre valide.</text:p>
      <text:p text:style-name="P5"/>
      <text:p text:style-name="P5"><text:span text:style-name="T5">Quel que soit la structure classique choisit par l'utilisateur</text:span>, le programme demande de choisir quelles structures-respectivement 0=stables, 1=périodiques ou 2=vaissaux-, il souhaite visualiser. Pour ce faire, l'utilisateur doit saisir un chiffre qui est associé au type de structures -respectivement stables, périodiques ou vaissaux- qu'il souhaite visualiser. Si l'utilisateur saisi un chiffre invalide (comme 5 ou 12 par exemple) alors le programme repose la question à l'utilisateur jusqu'à ce qu'il saisisse un chiffre valide.</text:p>
      <text:p text:style-name="P5"/>
      <text:p text:style-name="P5">Puis le programme demande à l'utilisateur de choisir si il veut <text:soft-page-break/>personnaliser sa structure classique<text:span text:style-name="T2">.</text:span></text:p>
      <text:p text:style-name="P5">Pour ce faire, l'utilisateur doit saisir un chiffre qui est associé à la réponse voulue (0=non-&gt; je souhaite prendre des valeurs par défaut ; 1=oui-&gt; je veux personnaliser mon jeu). Si l'utilisateur saisi un chiffre invalide (comme 5 ou 12 par exemple) alors le programme repose la question à l'utilisateur jusqu'à ce qu'il saisisse un chiffre valide.</text:p>
      <text:p text:style-name="P5"/>
      <text:p text:style-name="P5">-Si l'utilisateur a choisit de ne pas personnaliser sa structure: alors le programme lance la structure voulue<text:span text:style-name="T2"> </text:span>avec une couleur des cellules prise par défaut, ainsi qu'un temps d'animation pris par défaut.</text:p>
      <text:p text:style-name="P5"/>
      <text:p text:style-name="P5"/>
      <text:p text:style-name="P5"/>
      <text:p text:style-name="P5">-Si l'utilisateur a choisit de personnaliser sa structure: </text:p>
      <text:p text:style-name="P5">alors le programme demande à l'utilisateur de choisir le temps d'animation (on propose une valeur de 500 à l'utilisateur et on l'informe qu'une valeur plus grande ralentira le jeu et qu'à l'inverse, une valeur plus faible accélérera le jeu). Puis le programme demande à l'utilisateur de choisir la couleur des cellules.</text:p>
      <text:p text:style-name="P5">Pour ce faire, l'utilisateur doit saisir un chiffre qui est associé à une couleur des cellules. Si l'utilisateur saisi un chiffre invalide (comme 12 ou 54 par exemple) alors le programme repose la question à l'utilisateur jusqu'à ce qu'il saisisse un chiffre valide.</text:p>
      <text:p text:style-name="P5"><text:span text:style-name="T1">Puis il lance l</text:span>a structures<text:span text:style-name="T1"> avec un temps d'animation et une couleur des cellules choisie par l'utilisateur lors de la personnalisation de son jeu</text:span><text:span text:style-name="T2">.</text:span></text:p>
      <text:p text:style-name="P5"/>
      <text:p text:style-name="P5"/>
      <text:p text:style-name="P6"><text:span text:style-name="T2">Remarque importante:</text:span><text:span text:style-name="T1"> </text:span></text:p>
      <text:p text:style-name="P6"><text:span text:style-name="T1">L'utilisateur peut quitter le </text:span><text:span text:style-name="T3">Jeu de la vie </text:span><text:span text:style-name="T1">en appuyant sur la touche <text:s/>' q ' (comme </text:span><text:span text:style-name="T3">quit). </text:span><text:span text:style-name="T1">Cependant, l'option restart est désactivée lorsque l'on se trouve dans le mode des </text:span><text:span text:style-name="T3">structures classiques</text:span><text:span text:style-name="T1">. En </text:span><text:soft-page-break/><text:span text:style-name="T1">effet, </text:span><text:span text:style-name="T1">cette option n'a que peu d'intéret dans ce mode.</text:span></text:p>
      <text:p text:style-name="P6"><text:span text:style-name="T1">L'option </text:span><text:span text:style-name="T3">quit</text:span><text:span text:style-name="T1"> est utilisable quelque soit les options choisis par l'utilisateur.</text:span></text:p>
      <text:p text:style-name="P6"><text:span text:style-name="T1">De plus, lorsque l'on se trouve dans le mode des </text:span><text:span text:style-name="T3">structures classiques,</text:span><text:span text:style-name="T1"> la visualisation s'effectue autommatiquement en mode continu.</text:span></text:p>
      <text:p text:style-name="P5">Enfin, il est recommandé de choisir un temps d'animation de 5000 pour une bonne visualisation des strufctures périodiques.</text:p>
      <text:p text:style-name="P5"/>
      <text:p text:style-name="P5"/>
      <text:p text:style-name="P22"/>
      <text:p text:style-name="P5"/>
      <text:p text:style-name="P5"/>
      <text:p text:style-name="P23"><text:span text:style-name="T1">II-</text:span>CHOIX DE PROGRAMMATION:</text:p>
      <text:p text:style-name="P5"/>
      <text:p text:style-name="P6">Mode Normal: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Mode pas à pas</text:p>
          </table:table-cell>
          <table:table-cell table:style-name="Table1.B1" office:value-type="string">
            <text:p text:style-name="P10">Mode continu</text:p>
          </table:table-cell>
        </table:table-row>
        <table:table-row>
          <table:table-cell table:style-name="Table1.A2" office:value-type="string">
            <text:p text:style-name="P12">-&gt;On crée une matrice de type char que l'on appelera «<text:span text:style-name="T2">monde</text:span>»,de dimension TAILLEY*TAILLEX qui constitura le damier 1 (i.e: la grille avec la population courante =&gt; damier courant).</text:p>
            <text:p text:style-name="P12"/>
            <text:p text:style-name="P12">-&gt;On crée une matrice de type char que l'on appelera «<text:span text:style-name="T2">monde2</text:span>»,de dimension TAILLEY2*TAILLEX2 qui constitura le damier 2 (i.e: la grille avec les modifications à venir =&gt; damier des évolutions).</text:p>
          </table:table-cell>
          <table:table-cell table:style-name="Table1.B2" office:value-type="string">
            <text:p text:style-name="P12">-&gt;On crée une matrice de type char que l'on appelera «<text:span text:style-name="T2">monde_c</text:span>»,de dimension (TAILLEY_C)*(TAILLEX_C) qui constitura le damier où les cellules évoluront.</text:p>
          </table:table-cell>
        </table:table-row>
        <table:table-row>
          <table:table-cell table:style-name="Table1.A2" office:value-type="string">
            <text:p text:style-name="P12">-&gt;On initialise ncurses. On définit les couleurs que l'on utilisera par la suite pour les couleurs des cellules.</text:p>
          </table:table-cell>
          <table:table-cell table:style-name="Table1.B2" office:value-type="string">
            <text:p text:style-name="P12">-&gt;On initialise ncurses. On définit les couleurs que l'on utilisera par la suite pour les couleurs des cellules.</text:p>
          </table:table-cell>
        </table:table-row>
        <table:table-row>
          <table:table-cell table:style-name="Table1.A2" office:value-type="string">
            <text:p text:style-name="P12">-&gt;On crée une fonction qui fermera le terminal de ncurses.</text:p>
          </table:table-cell>
          <table:table-cell table:style-name="Table1.B2" office:value-type="string">
            <text:p text:style-name="P12">-&gt;On crée une fonction qui fermera le terminal de ncurses.</text:p>
          </table:table-cell>
        </table:table-row>
        <table:table-row>
          <table:table-cell table:style-name="Table1.A2" office:value-type="string">
            <text:p text:style-name="P13">-&gt;On remplit au hasard le damier1 de 0 ou de 1 grâce à la fonction <text:span text:style-name="T2">damier_hasard</text:span>. Les 1 symboliseront une <text:soft-page-break/>cellules en vie et les 0 symboliseront les cellules mortes.</text:p>
            <text:p text:style-name="P13"/>
            <text:p text:style-name="P13">-&gt;On remplit au hasard le damier2 de 0 ou de 1 grâce à la fonction <text:span text:style-name="T2">damier_hasard2</text:span>. Les 1 symboliseront une cellules en vie et les 0 symboliseront les cellules mortes. Ainsi, à l'instant 0, la disposition du damier 1 et du damier 2 sont identiques.</text:p>
          </table:table-cell>
          <table:table-cell table:style-name="Table1.B2" office:value-type="string">
            <text:p text:style-name="P13">-&gt;On remplit au hasard le damier de 0 ou de 1 grâce à la fonction <text:span text:style-name="T2">damier_hasard_c</text:span>. Les 1 symboliseront <text:soft-page-break/>une cellules en vie et les 0 symboliseront les cellules mortes.</text:p>
          </table:table-cell>
        </table:table-row>
        <table:table-row>
          <table:table-cell table:style-name="Table1.A2" office:value-type="string">
            <text:p text:style-name="P12">-&gt;On implémente une fonction <text:span text:style-name="T2">affiche</text:span> où l'on gère la coloration des cellules des damiers. Cette fonction prend en argument la couleur avec laquelle on veut colorer les cellules. </text:p>
          </table:table-cell>
          <table:table-cell table:style-name="Table1.B2" office:value-type="string">
            <text:p text:style-name="P12">-&gt;On implémente une fonction <text:span text:style-name="T2">affiche_c</text:span> où l'on gère la coloration des cellules du damier. Cette fonction prend en argument la couleur avec laquelle on veut colorer les cellules.</text:p>
          </table:table-cell>
        </table:table-row>
        <table:table-row>
          <table:table-cell table:style-name="Table1.A2" office:value-type="string">
            <text:p text:style-name="P12">-&gt;On implémente une fonction <text:span text:style-name="T2">nombre_voisins</text:span><text:span text:style-name="T4">, qui parcourt le damier et </text:span><text:span text:style-name="T4">qui calcule pour chaque cellules le nombre de voisins vivants adjacents à la cellule qui servira à appliquer les règles de Conway.</text:span></text:p>
          </table:table-cell>
          <table:table-cell table:style-name="Table1.B2" office:value-type="string">
            <text:p text:style-name="P12">-&gt;On implémente une fonction <text:span text:style-name="T2">nombre_voisins_c</text:span><text:span text:style-name="T4">, qui parcourt le damier </text:span><text:span text:style-name="T4">et qui calcule pour chaque cellules le nombre de voisins vivants adjacents à la cellule qui servira à appliquer les règles de Conway.</text:span></text:p>
          </table:table-cell>
        </table:table-row>
        <table:table-row>
          <table:table-cell table:style-name="Table1.A2" office:value-type="string">
            <text:p text:style-name="P12">-&gt;On fabrique une fonction <text:span text:style-name="T2">génération_suivantes </text:span><text:span text:style-name="T4">qui implémente les règles de Conway dans le but de determiner la génération suivante pour le damier 1.</text:span></text:p>
            <text:p text:style-name="P14"/>
            <text:p text:style-name="P12"><text:span text:style-name="T4">-&gt;On fabrique une fonction </text:span><text:span text:style-name="T2">génération_suivantes2 </text:span><text:span text:style-name="T4">qui implémente les règles de Conway dans le but de determiner la génération suivante pour le damier 2 et qui gère les couleurs suivant les différents statuts d'une cellule à la génération suivantes.</text:span></text:p>
          </table:table-cell>
          <table:table-cell table:style-name="Table1.B2" office:value-type="string">
            <text:p text:style-name="P12">-&gt;On fabrique une fonction <text:span text:style-name="T2">génération_suivantes_c </text:span><text:span text:style-name="T4">qui implémente les règles de Conway dans le but de determiner la génération suivante pour le damier.</text:span></text:p>
            <text:p text:style-name="P14"/>
          </table:table-cell>
        </table:table-row>
        <table:table-row>
          <table:table-cell table:style-name="Table1.A2" office:value-type="string">
            <text:p text:style-name="P9"/>
            <text:p text:style-name="P11">**************************</text:p>
          </table:table-cell>
          <table:table-cell table:style-name="Table1.B2" office:value-type="string">
            <text:p text:style-name="P12">-&gt;On implémente une fonction <text:span text:style-name="T2">temporise</text:span> qui permet de gérer la vitesse d'animation. 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6"><text:soft-page-break/>Mode Days and Night:</text:p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Mode pas à pas</text:p>
          </table:table-cell>
          <table:table-cell table:style-name="Table2.B1" office:value-type="string">
            <text:p text:style-name="P10">Mode continu</text:p>
          </table:table-cell>
        </table:table-row>
        <table:table-row>
          <table:table-cell table:style-name="Table2.A2" office:value-type="string">
            <text:p text:style-name="P12">-&gt;On crée une matrice de type char que l'on appelera «<text:span text:style-name="T2">monde</text:span>»,de dimension TAILLEY*TAILLEX qui constitura le damier 1 (i.e: la grille avec la population courante =&gt; damier courant).</text:p>
            <text:p text:style-name="P12"/>
            <text:p text:style-name="P12">-&gt;On crée une matrice de type char que l'on appelera «<text:span text:style-name="T2">monde2</text:span>»,de dimension TAILLEY2*TAILLEX2 qui constitura le damier 2 (i.e: la grille avec les modifications à venir =&gt; damier des évolutions).</text:p>
          </table:table-cell>
          <table:table-cell table:style-name="Table2.B2" office:value-type="string">
            <text:p text:style-name="P12">-&gt;On crée une matrice de type char que l'on appelera «<text:span text:style-name="T2">monde_c</text:span>»,de dimension (TAILLEY_C)*(TAILLEX_C) qui constitura le damier où les cellules évoluront.</text:p>
          </table:table-cell>
        </table:table-row>
        <table:table-row>
          <table:table-cell table:style-name="Table2.A2" office:value-type="string">
            <text:p text:style-name="P12">-&gt;On initialise ncurses. On définit les couleurs que l'on utilisera par la suite pour les couleurs des cellules.</text:p>
          </table:table-cell>
          <table:table-cell table:style-name="Table2.B2" office:value-type="string">
            <text:p text:style-name="P12">-&gt;On initialise ncurses. On définit les couleurs que l'on utilisera par la suite pour les couleurs des cellules.</text:p>
          </table:table-cell>
        </table:table-row>
        <table:table-row>
          <table:table-cell table:style-name="Table2.A2" office:value-type="string">
            <text:p text:style-name="P12">-&gt;On crée une fonction qui fermera le terminal de ncurses.</text:p>
          </table:table-cell>
          <table:table-cell table:style-name="Table2.B2" office:value-type="string">
            <text:p text:style-name="P12">-&gt;On crée une fonction qui fermera le terminal de ncurses.</text:p>
          </table:table-cell>
        </table:table-row>
        <table:table-row>
          <table:table-cell table:style-name="Table2.A2" office:value-type="string">
            <text:p text:style-name="P13">-&gt;On remplit au hasard le damier1 de 0 ou de 1 grâce à la fonction <text:span text:style-name="T2">damier_hasard</text:span>. Les 1 symboliseront une cellules en vie et les 0 symboliseront les cellules mortes.</text:p>
            <text:p text:style-name="P13"/>
            <text:p text:style-name="P13">-&gt;On remplit au hasard le damier2 de 0 ou de 1 grâce à la fonction <text:span text:style-name="T2">damier_hasard2</text:span>. Les 1 symboliseront une cellules en vie et les 0 symboliseront les cellules mortes. Ainsi, à l'instant 0, la disposition du damier 1 et du damier 2 sont identiques.</text:p>
          </table:table-cell>
          <table:table-cell table:style-name="Table2.B2" office:value-type="string">
            <text:p text:style-name="P13">-&gt;On remplit au hasard le damier de 0 ou de 1 grâce à la fonction <text:span text:style-name="T2">damier_hasard_c</text:span>. Les 1 symboliseront une cellules en vie et les 0 symboliseront les cellules mortes.</text:p>
          </table:table-cell>
        </table:table-row>
        <table:table-row>
          <table:table-cell table:style-name="Table2.A2" office:value-type="string">
            <text:p text:style-name="P12">-&gt;On implémente une fonction <text:span text:style-name="T2">affiche</text:span> où l'on gère la coloration des cellules du damier 1. Cette fonction prend en argument la couleur avec laquelle on veut colorer les cellules. </text:p>
          </table:table-cell>
          <table:table-cell table:style-name="Table2.B2" office:value-type="string">
            <text:p text:style-name="P12">-&gt;On implémente une fonction <text:span text:style-name="T2">affiche_c</text:span> où l'on gère la coloration des cellules du damier. Cette fonction prend en argument la couleur avec laquelle on veut colorer les cellules.</text:p>
          </table:table-cell>
        </table:table-row>
        <table:table-row>
          <table:table-cell table:style-name="Table2.A2" office:value-type="string">
            <text:p text:style-name="P12">-&gt;On implémente une fonction <text:span text:style-name="T2">nombre_voisins</text:span><text:span text:style-name="T4">, qui parcourt le damier et qui calcule pour chaque cellules le </text:span><text:soft-page-break/><text:span text:style-name="T4">nombre de voisins vivants adjacents à la cellule qui servira à appliquer les règles de Conway.</text:span></text:p>
          </table:table-cell>
          <table:table-cell table:style-name="Table2.B2" office:value-type="string">
            <text:p text:style-name="P12">-&gt;On implémente une fonction <text:span text:style-name="T2">nombre_voisins_c</text:span><text:span text:style-name="T4">, qui parcourt le damier et qui calcule pour chaque cellules le </text:span><text:soft-page-break/><text:span text:style-name="T4">nombre de voisins vivants adjacents à la cellule qui servira à appliquer les règles de Conway.</text:span></text:p>
          </table:table-cell>
        </table:table-row>
        <table:table-row>
          <table:table-cell table:style-name="Table2.A2" office:value-type="string">
            <text:p text:style-name="P12">-&gt;On fabrique une fonction <text:span text:style-name="T2">génération_suivantes_DN </text:span><text:span text:style-name="T4">qui implémente les règles de Conway selon la variante Days and Night dans le but de determiner la génération suivante pour le damier 1.</text:span></text:p>
            <text:p text:style-name="P14"/>
            <text:p text:style-name="P12"><text:span text:style-name="T4">-&gt;On fabrique une fonction </text:span><text:span text:style-name="T2">génération_suivantes2_DN </text:span><text:span text:style-name="T4">qui implémente les règles de Conway selon la variante Days and Night dans le but de determiner la génération suivante pour le damier 2 et qui gère les couleurs suivant les différents statuts d'une cellule à la </text:span><text:span text:style-name="T4">génération suivantes.</text:span></text:p>
          </table:table-cell>
          <table:table-cell table:style-name="Table2.B2" office:value-type="string">
            <text:p text:style-name="P12">-&gt;On fabrique une fonction <text:span text:style-name="T2">génération_suivantes_DN_c </text:span><text:span text:style-name="T4">qui implémente les règles de Conway selon la variante Days and Night dans le but de determiner la génération suivante pour le damier.</text:span></text:p>
            <text:p text:style-name="P14"/>
          </table:table-cell>
        </table:table-row>
        <table:table-row>
          <table:table-cell table:style-name="Table2.A2" office:value-type="string">
            <text:p text:style-name="P10"/>
            <text:p text:style-name="P11">**************************</text:p>
          </table:table-cell>
          <table:table-cell table:style-name="Table2.B2" office:value-type="string">
            <text:p text:style-name="P12">-&gt;On implémente une fonction <text:span text:style-name="T2">temporise</text:span> qui permet de gérer la vitesse d'animation. </text:p>
          </table:table-cell>
        </table:table-row>
      </table:table>
      <text:p text:style-name="P5"/>
      <text:p text:style-name="P5"/>
      <text:p text:style-name="P5"/>
      <text:p text:style-name="P5"><text:span text:style-name="T5">III-</text:span><text:span text:style-name="T7">RÉSULTATS DE LA PARTIE 3:</text:span></text:p>
      <text:p text:style-name="P5"><text:span text:style-name="T7"/></text:p>
      <text:p text:style-name="P21"><text:span text:style-name="T7">Structures stable dans le mode normale</text:span></text:p>
      <text:p text:style-name="P5"><text:span text:style-name="T7"/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6">Normal</text:p>
          </table:table-cell>
          <table:table-cell table:style-name="Table3.B1" office:value-type="string">
            <text:p text:style-name="P16">Days and Nigth</text:p>
          </table:table-cell>
        </table:table-row>
        <table:table-row>
          <table:table-cell table:style-name="Table3.A2" office:value-type="string">
            <text:p text:style-name="P10">Carré</text:p>
          </table:table-cell>
          <table:table-cell table:style-name="Table3.B2" office:value-type="string">
            <text:p text:style-name="P10">Reste stable</text:p>
          </table:table-cell>
        </table:table-row>
        <table:table-row>
          <table:table-cell table:style-name="Table3.A2" office:value-type="string">
            <text:p text:style-name="P10">Tube</text:p>
          </table:table-cell>
          <table:table-cell table:style-name="Table3.B2" office:value-type="string">
            <text:p text:style-name="P10">Toute la population disparait après la première itération</text:p>
          </table:table-cell>
        </table:table-row>
        <table:table-row>
          <table:table-cell table:style-name="Table3.A2" office:value-type="string">
            <text:p text:style-name="P10">Bâteau</text:p>
          </table:table-cell>
          <table:table-cell table:style-name="Table3.B2" office:value-type="string">
            <text:p text:style-name="P10">Toute la population disparait après la deuxième itération</text:p>
          </table:table-cell>
        </table:table-row>
        <table:table-row>
          <table:table-cell table:style-name="Table3.A2" office:value-type="string">
            <text:p text:style-name="P10">Navire</text:p>
          </table:table-cell>
          <table:table-cell table:style-name="Table3.B2" office:value-type="string">
            <text:p text:style-name="P10">Périodique de période 4</text:p>
          </table:table-cell>
        </table:table-row>
        <table:table-row>
          <table:table-cell table:style-name="Table3.A2" office:value-type="string">
            <text:p text:style-name="P10">Serpent</text:p>
          </table:table-cell>
          <table:table-cell table:style-name="Table3.B2" office:value-type="string">
            <text:p text:style-name="P10">Toute la population disparait après la deuxième itération</text:p>
          </table:table-cell>
        </table:table-row>
        <text:soft-page-break/>
        <table:table-row>
          <table:table-cell table:style-name="Table3.A2" office:value-type="string">
            <text:p text:style-name="P10">Barge</text:p>
          </table:table-cell>
          <table:table-cell table:style-name="Table3.B2" office:value-type="string">
            <text:p text:style-name="P10">Toute la population disparait après la deuxième itération</text:p>
          </table:table-cell>
        </table:table-row>
        <table:table-row>
          <table:table-cell table:style-name="Table3.A2" office:value-type="string">
            <text:p text:style-name="P10">Porte-avion</text:p>
          </table:table-cell>
          <table:table-cell table:style-name="Table3.B2" office:value-type="string">
            <text:p text:style-name="P10">Toute la population disparait après la première itération</text:p>
          </table:table-cell>
        </table:table-row>
        <table:table-row>
          <table:table-cell table:style-name="Table3.A2" office:value-type="string">
            <text:p text:style-name="P10">Ruche</text:p>
          </table:table-cell>
          <table:table-cell table:style-name="Table3.B2" office:value-type="string">
            <text:p text:style-name="P10">Toute la population disparait après la première itération</text:p>
          </table:table-cell>
        </table:table-row>
        <table:table-row>
          <table:table-cell table:style-name="Table3.A2" office:value-type="string">
            <text:p text:style-name="P10">Miche de pain</text:p>
          </table:table-cell>
          <table:table-cell table:style-name="Table3.B2" office:value-type="string">
            <text:p text:style-name="P10">Toute la population disparait après la première itération</text:p>
          </table:table-cell>
        </table:table-row>
        <table:table-row>
          <table:table-cell table:style-name="Table3.A2" office:value-type="string">
            <text:p text:style-name="P10">Hameçon</text:p>
          </table:table-cell>
          <table:table-cell table:style-name="Table3.B2" office:value-type="string">
            <text:p text:style-name="P10">Toute la population disparait après la deuxième itération</text:p>
          </table:table-cell>
        </table:table-row>
        <table:table-row>
          <table:table-cell table:style-name="Table3.A2" office:value-type="string">
            <text:p text:style-name="P10">Canoë</text:p>
          </table:table-cell>
          <table:table-cell table:style-name="Table3.B2" office:value-type="string">
            <text:p text:style-name="P10">Toute la population disparait après la deuxième itération</text:p>
          </table:table-cell>
        </table:table-row>
        <table:table-row>
          <table:table-cell table:style-name="Table3.A2" office:value-type="string">
            <text:p text:style-name="P10">Longue barge</text:p>
          </table:table-cell>
          <table:table-cell table:style-name="Table3.B2" office:value-type="string">
            <text:p text:style-name="P10">Toute la population disparait après la deuxième itération <text:s text:c="7"/>(Après la première itération, on obtient un tube. Puis il disparaît à la génération suivante)</text:p>
          </table:table-cell>
        </table:table-row>
        <table:table-row>
          <table:table-cell table:style-name="Table3.A2" office:value-type="string">
            <text:p text:style-name="P10">Long navire</text:p>
          </table:table-cell>
          <table:table-cell table:style-name="Table3.B2" office:value-type="string">
            <text:p text:style-name="P10">Toute la population disparait après la troisième itération</text:p>
            <text:p text:style-name="P10">(Après la première itération, on obtient une longue barge. Puis elle disparaît apès deux générations)</text:p>
          </table:table-cell>
        </table:table-row>
        <table:table-row>
          <table:table-cell table:style-name="Table3.A2" office:value-type="string">
            <text:p text:style-name="P10">Mare</text:p>
          </table:table-cell>
          <table:table-cell table:style-name="Table3.B2" office:value-type="string">
            <text:p text:style-name="P10">Toute la population disparait après la première itération</text:p>
          </table:table-cell>
        </table:table-row>
        <table:table-row>
          <table:table-cell table:style-name="Table3.A2" office:value-type="string">
            <text:p text:style-name="P10">Long canoë</text:p>
          </table:table-cell>
          <table:table-cell table:style-name="Table3.B2" office:value-type="string">
            <text:p text:style-name="P10">Toute la population disparait après la deuxième itération</text:p>
          </table:table-cell>
        </table:table-row>
        <table:table-row>
          <table:table-cell table:style-name="Table3.A2" office:value-type="string">
            <text:p text:style-name="P10">Double hameçon</text:p>
          </table:table-cell>
          <table:table-cell table:style-name="Table3.B2" office:value-type="string">
            <text:p text:style-name="P10">Toute la population disparait après la deuxième itération</text:p>
          </table:table-cell>
        </table:table-row>
      </table:table>
      <text:p text:style-name="P5"><text:span text:style-name="T7"/></text:p>
      <text:p text:style-name="P5"><text:span text:style-name="T7"/></text:p>
      <text:p text:style-name="P5"><text:span text:style-name="T7"/></text:p>
      <text:p text:style-name="P21"><text:soft-page-break/><text:span text:style-name="T7">Structures périodiques dans le mode normale</text:span></text:p>
      <text:p text:style-name="P21"><text:span text:style-name="T7"/>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6">Normal</text:p>
          </table:table-cell>
          <table:table-cell table:style-name="Table4.B1" office:value-type="string">
            <text:p text:style-name="P16">Days and Nigth</text:p>
          </table:table-cell>
        </table:table-row>
        <table:table-row>
          <table:table-cell table:style-name="Table4.A2" office:value-type="string">
            <text:p text:style-name="P10">Clignotant</text:p>
          </table:table-cell>
          <table:table-cell table:style-name="Table4.B2" office:value-type="string">
            <text:p text:style-name="P10">Toute la population disparait après la deuxième itération</text:p>
          </table:table-cell>
        </table:table-row>
        <table:table-row>
          <table:table-cell table:style-name="Table4.A2" office:value-type="string">
            <text:p text:style-name="P10">Grenouille</text:p>
          </table:table-cell>
          <table:table-cell table:style-name="Table4.B2" office:value-type="string">
            <text:p text:style-name="P10">Toute la population disparait après la deuxième itération</text:p>
          </table:table-cell>
        </table:table-row>
        <table:table-row>
          <table:table-cell table:style-name="Table4.A2" office:value-type="string">
            <text:p text:style-name="P10">Horloge</text:p>
          </table:table-cell>
          <table:table-cell table:style-name="Table4.B2" office:value-type="string">
            <text:p text:style-name="P10">Après neuf itérations, on obtient 3 carrés stables</text:p>
          </table:table-cell>
        </table:table-row>
        <table:table-row>
          <table:table-cell table:style-name="Table4.A2" office:value-type="string">
            <text:p text:style-name="P10">Pentadecathlon</text:p>
          </table:table-cell>
          <table:table-cell table:style-name="Table4.B2" office:value-type="string">
            <text:p text:style-name="P10">Toute la population disparait après la quatrième itération</text:p>
          </table:table-cell>
        </table:table-row>
        <table:table-row>
          <table:table-cell table:style-name="Table4.A2" office:value-type="string">
            <text:p text:style-name="P10">Galaxie de kok</text:p>
          </table:table-cell>
          <table:table-cell table:style-name="Table4.B2" office:value-type="string">
            <text:p text:style-name="P10">Toute la population disparait après la huitième itération</text:p>
          </table:table-cell>
        </table:table-row>
        <table:table-row>
          <table:table-cell table:style-name="Table4.A2" office:value-type="string">
            <text:p text:style-name="P10">Croix</text:p>
          </table:table-cell>
          <table:table-cell table:style-name="Table4.B2" office:value-type="string">
            <text:p text:style-name="P10">Après la quatorzième itérature,on aboutie à une forme stable</text:p>
          </table:table-cell>
        </table:table-row>
        <table:table-row>
          <table:table-cell table:style-name="Table4.A2" office:value-type="string">
            <text:p text:style-name="P10">Octogone</text:p>
          </table:table-cell>
          <table:table-cell table:style-name="Table4.B2" office:value-type="string">
            <text:p text:style-name="P10">Toute la population disparait après la deuxième itération</text:p>
          </table:table-cell>
        </table:table-row>
        <table:table-row>
          <table:table-cell table:style-name="Table4.A2" office:value-type="string">
            <text:p text:style-name="P10">Fontaine</text:p>
          </table:table-cell>
          <table:table-cell table:style-name="Table4.B2" office:value-type="string">
            <text:p text:style-name="P10">Toute la population disparait après la dixième itération</text:p>
          </table:table-cell>
        </table:table-row>
        <table:table-row>
          <table:table-cell table:style-name="Table4.A2" office:value-type="string">
            <text:p text:style-name="P10">Diagonale</text:p>
          </table:table-cell>
          <table:table-cell table:style-name="Table4.B2" office:value-type="string">
            <text:p text:style-name="P10">Périodique de période 4 après la deuxième itération</text:p>
          </table:table-cell>
        </table:table-row>
      </table:table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oft-page-break/><text:span text:style-name="T7">Vaisseaux dans le mode normale</text:span></text:p>
      <text:p text:style-name="P21"><text:span text:style-name="T7"/>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6">Normal</text:p>
          </table:table-cell>
          <table:table-cell table:style-name="Table5.B1" office:value-type="string">
            <text:p text:style-name="P16">Days and Nigth</text:p>
          </table:table-cell>
        </table:table-row>
        <table:table-row>
          <table:table-cell table:style-name="Table5.A2" office:value-type="string">
            <text:p text:style-name="P10">Planeur</text:p>
          </table:table-cell>
          <table:table-cell table:style-name="Table5.B2" office:value-type="string">
            <text:p text:style-name="P10">Toute la population disparait après la sixième itération</text:p>
          </table:table-cell>
        </table:table-row>
        <table:table-row>
          <table:table-cell table:style-name="Table5.A2" office:value-type="string">
            <text:p text:style-name="P10">Vaisseaux LWSS</text:p>
          </table:table-cell>
          <table:table-cell table:style-name="Table5.B2" office:value-type="string">
            <text:p text:style-name="P10">Toute la population disparait après la cinquième itération</text:p>
          </table:table-cell>
        </table:table-row>
        <table:table-row>
          <table:table-cell table:style-name="Table5.A2" office:value-type="string">
            <text:p text:style-name="P10">Vaisseaux HWSS</text:p>
          </table:table-cell>
          <table:table-cell table:style-name="Table5.B2" office:value-type="string">
            <text:p text:style-name="P10">Périodique de période 4 après 19 itérations</text:p>
          </table:table-cell>
        </table:table-row>
        <table:table-row>
          <table:table-cell table:style-name="Table5.A2" office:value-type="string">
            <text:p text:style-name="P10">Canon</text:p>
          </table:table-cell>
          <table:table-cell table:style-name="Table5.B2" office:value-type="string">
            <text:p text:style-name="P10">Après la 17-ième itération, il reste deux carrés stables</text:p>
          </table:table-cell>
        </table:table-row>
      </table:table>
      <text:p text:style-name="P21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émy AUDA</meta:initial-creator>
    <meta:creation-date>2015-01-07T22:39:12.98</meta:creation-date>
    <dc:date>2015-01-16T13:26:27.88</dc:date>
    <dc:creator>alexandre AUDA</dc:creator>
    <meta:editing-duration>P7DT23H32S</meta:editing-duration>
    <meta:editing-cycles>35</meta:editing-cycles>
    <meta:generator>OpenOffice/4.1.1$Win32 OpenOffice.org_project/411m6$Build-9775</meta:generator>
    <meta:document-statistic meta:table-count="5" meta:image-count="0" meta:object-count="0" meta:page-count="12" meta:paragraph-count="158" meta:word-count="2508" meta:character-count="15792"/>
  </office:meta>
</office:document-meta>
</file>